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ObjectTargetSource.releaseTarget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ndiObjectTargetSource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TargetSource.setLookupOnStartup( boolean lookupOnStar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TargetSource.getTarget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ndiObjectTargetSource.getTarg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ndiObjectTargetSource.setCache( boolean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TargetSource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